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stroke="dash" draw:stroke-dash="Fine_20_Dashed_20__28_var_29_" svg:stroke-width="0.1cm" svg:stroke-color="#00008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8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0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svg:stroke-color="#000000" draw:fill="none" draw:fill-color="#ffffff" fo:min-height="5.31cm"/>
    </style:style>
    <style:style style:name="gr8" style:family="graphic" style:parent-style-name="standard">
      <style:graphic-properties draw:stroke="none" svg:stroke-color="#000000" draw:fill="none" draw:fill-color="#ffffff" fo:min-height="8.65cm"/>
    </style:style>
    <style:style style:name="gr9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d184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9.7cm" svg:height="31.4cm" svg:x="1.15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6.3cm" svg:height="5.1cm" svg:x="13.25cm" svg:y="14.3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line" svg:x1="28.95cm" svg:y1="16.7cm" svg:x2="32.15cm" svg:y2="16.7cm" draw:start-shape="id1" draw:start-glue-point="7" draw:end-shape="id2" draw:end-glue-point="5" svg:d="m28950 16700h3200">
            <text:p/>
          </draw:connector>
          <draw:connector draw:style-name="gr3" draw:text-style-name="P1" draw:layer="layout" draw:type="line" svg:x1="19.758cm" svg:y1="16.7cm" svg:x2="22.25cm" svg:y2="16.7cm" draw:start-shape="id3" draw:start-glue-point="9" draw:end-shape="id1" svg:d="m19758 16700h2492">
            <text:p/>
          </draw:connector>
          <draw:connector draw:style-name="gr4" draw:text-style-name="P1" draw:layer="layout" draw:type="line" svg:x1="32.15cm" svg:y1="23.3cm" svg:x2="29.15cm" svg:y2="23.3cm" draw:start-shape="id4" draw:start-glue-point="5" draw:end-shape="id5" draw:end-glue-point="7" svg:d="m32150 23300h-3000">
            <text:p/>
          </draw:connector>
          <draw:connector draw:style-name="gr5" draw:text-style-name="P1" draw:layer="layout" draw:type="line" svg:x1="35.5cm" svg:y1="18.2cm" svg:x2="35.5cm" svg:y2="21.8cm" draw:start-shape="id2" draw:start-glue-point="6" draw:end-shape="id4" draw:end-glue-point="4" svg:d="m35500 18200v3600">
            <text:p/>
          </draw:connector>
          <draw:custom-shape draw:style-name="gr6" draw:text-style-name="P1" draw:layer="layout" svg:width="26.4cm" svg:height="5.3cm" svg:x="13.15cm" svg:y="20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0.783cm" svg:height="0.962cm" svg:x="3.167cm" svg:y="15.338cm">
            <draw:text-box draw:corner-radius="1.4cm">
              <text:p text:style-name="P2">S</text:p>
            </draw:text-box>
          </draw:frame>
          <draw:frame draw:style-name="gr8" draw:text-style-name="P2" draw:layer="layout" svg:width="0.683cm" svg:height="0.962cm" svg:x="11.091cm" svg:y="15.341cm">
            <draw:text-box draw:corner-radius="4.598cm">
              <text:p text:style-name="P2">N</text:p>
            </draw:text-box>
          </draw:frame>
          <draw:custom-shape draw:style-name="gr9" draw:text-style-name="P3" xml:id="id6" draw:id="id6" draw:layer="layout" svg:width="6cm" svg:height="2.2cm" svg:x="4.35cm" svg:y="3.7cm">
            <text:p text:style-name="P1"><text:span text:style-name="T1">Iníci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0" draw:text-style-name="P3" xml:id="id7" draw:id="id7" draw:layer="layout" svg:width="6.7cm" svg:height="3cm" svg:x="4.05cm" svg:y="7.9cm">
            <text:p text:style-name="P4"><text:span text:style-name="T1">Inicializaçã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3" xml:id="id8" draw:id="id8" draw:layer="layout" svg:width="7.2cm" svg:height="7.2cm" svg:x="3.85cm" svg:y="13.1cm">
            <text:p text:style-name="P4"><text:span text:style-name="T1">Encerrar 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1" draw:text-style-name="P5" xml:id="id3" draw:id="id3" draw:layer="layout" svg:width="6.8cm" svg:height="2.8cm" svg:x="13.65cm" svg:y="15.3cm">
            <text:p text:style-name="P1"><text:span text:style-name="T2">Ler Entrada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1" draw:text-style-name="P5" xml:id="id1" draw:id="id1" draw:layer="layout" svg:width="6.7cm" svg:height="3cm" svg:x="22.25cm" svg:y="15.2cm">
            <text:p text:style-name="P1"><text:span text:style-name="T2">Decodificar</text:span></text:p>
            <text:p text:style-name="P1"><text:span text:style-name="T2">Entrad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5" xml:id="id2" draw:id="id2" draw:layer="layout" svg:width="6.7cm" svg:height="3cm" svg:x="32.15cm" svg:y="15.2cm">
            <text:p text:style-name="P1"><text:span text:style-name="T2">Obter</text:span></text:p>
            <text:p text:style-name="P1"><text:span text:style-name="T2">Hipóte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3" xml:id="id9" draw:id="id9" draw:layer="layout" svg:width="6cm" svg:height="2.2cm" svg:x="4.45cm" svg:y="30cm">
            <text:p text:style-name="P1"><text:span text:style-name="T1">Final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2" draw:text-style-name="P5" xml:id="id4" draw:id="id4" draw:layer="layout" svg:width="6.7cm" svg:height="3cm" svg:x="32.15cm" svg:y="21.8cm">
            <text:p text:style-name="P1"><text:span text:style-name="T2">Decodificar</text:span></text:p>
            <text:p text:style-name="P1"><text:span text:style-name="T2">Comand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5" xml:id="id5" draw:id="id5" draw:layer="layout" svg:width="6.7cm" svg:height="3cm" svg:x="22.45cm" svg:y="21.8cm">
            <text:p text:style-name="P1"><text:span text:style-name="T2">Executar</text:span></text:p>
            <text:p text:style-name="P1"><text:span text:style-name="T2">Comand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1" draw:layer="layout" draw:type="line" svg:x1="7.35cm" svg:y1="5.9cm" svg:x2="7.4cm" svg:y2="7.9cm" draw:start-shape="id6" draw:start-glue-point="6" draw:end-shape="id7" draw:end-glue-point="4" svg:d="m7350 5900 50 2000">
            <text:p/>
          </draw:connector>
          <draw:connector draw:style-name="gr13" draw:text-style-name="P1" draw:layer="layout" draw:type="line" svg:x1="7.4cm" svg:y1="10.9cm" svg:x2="7.45cm" svg:y2="13.1cm" draw:start-shape="id7" draw:start-glue-point="6" draw:end-shape="id8" draw:end-glue-point="4" svg:d="m7400 10900 50 2200">
            <text:p/>
          </draw:connector>
          <draw:connector draw:style-name="gr13" draw:text-style-name="P1" draw:layer="layout" draw:type="line" svg:x1="11.05cm" svg:y1="16.7cm" svg:x2="14.33cm" svg:y2="16.7cm" draw:start-shape="id8" draw:start-glue-point="7" draw:end-shape="id3" draw:end-glue-point="6" svg:d="m11050 16700h3280">
            <text:p/>
          </draw:connector>
          <draw:connector draw:style-name="gr14" draw:text-style-name="P1" draw:layer="layout" svg:x1="22.45cm" svg:y1="23.3cm" svg:x2="7.45cm" svg:y2="20.3cm" draw:start-shape="id5" draw:start-glue-point="5" draw:end-shape="id8" draw:end-glue-point="6" svg:d="m22450 23300h-15000v-3000">
            <text:p/>
          </draw:connector>
          <draw:connector draw:style-name="gr13" draw:text-style-name="P1" draw:layer="layout" draw:line-skew="-0.499cm" svg:x1="3.85cm" svg:y1="16.7cm" svg:x2="4.45cm" svg:y2="31.1cm" draw:start-shape="id8" draw:start-glue-point="5" draw:end-shape="id9" draw:end-glue-point="5" svg:d="m3850 16700h-1000v14400h16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6:28:05</meta:creation-date>
    <dc:date>2012-06-10T12:39:50</dc:date>
    <meta:editing-duration>PT22M1S</meta:editing-duration>
    <meta:editing-cycles>8</meta:editing-cycles>
    <meta:generator>LibreOffice/3.5$MacOSX_x86 LibreOffice_project/235ab8a-3802056-4a8fed3-2d66ea8-e241b80</meta:generator>
    <meta:document-statistic meta:object-count="24"/>
  </office:meta>
</office:document-meta>
</file>